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17cm" svg:height="8.533cm" svg:x="0.03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1-28T10:30:18.865437385</dc:date>
    <meta:editing-duration>PT3M30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6">
                <text:p>3.0616169978683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9.18485099360515E-016">
                <text:p>-9.1848509936051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3080849893419E-015">
                <text:p>1.53080849893419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14313189850787E-015">
                <text:p>-2.14313189850787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75545529808154E-015">
                <text:p>2.7554552980815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